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42fd" officeooo:paragraph-rsid="001e42fd"/>
    </style:style>
    <style:style style:name="P2" style:family="paragraph" style:parent-style-name="Standard">
      <style:text-properties officeooo:rsid="001fcefd" officeooo:paragraph-rsid="001fcefd"/>
    </style:style>
    <style:style style:name="P3" style:family="paragraph" style:parent-style-name="Standard">
      <style:text-properties officeooo:rsid="0020dda3" officeooo:paragraph-rsid="0020dda3"/>
    </style:style>
    <style:style style:name="P4" style:family="paragraph" style:parent-style-name="Standard">
      <style:text-properties officeooo:rsid="00227903" officeooo:paragraph-rsid="002279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htmlreference.io/base/" text:style-name="Internet_20_link" text:visited-style-name="Visited_20_Internet_20_Link">http://htmlreference.io/base/</text:a></text:p>
      <text:p text:style-name="P1"/>
      <text:p text:style-name="P1">HTML</text:p>
      <text:p text:style-name="P1">Header Tag</text:p>
      <text:p text:style-name="P1">Body Tag</text:p>
      <text:p text:style-name="P1"/>
      <text:p text:style-name="P1">extracting lal data from the server</text:p>
      <text:p text:style-name="P1">manipulation of data</text:p>
      <text:p text:style-name="P1"/>
      <text:p text:style-name="P1">block style bta5od akbar width 3ar’9 el 9af7a kamleh w ma besma7 eshe yeeje jambo</text:p>
      <text:p text:style-name="P1">inline label aw span bya5od size el data yalle mawjoodeh jowwato </text:p>
      <text:p text:style-name="P1"/>
      <text:p text:style-name="P1">SEO SEARCH ENGINE OPTIMIZATION</text:p>
      <text:p text:style-name="P1">GOOGLE SPIDER</text:p>
      <text:p text:style-name="P1">STAND SEO COMPATABLE </text:p>
      <text:p text:style-name="P1">SPIDER BE8RA2 EL 9AF7A KEY WORDS W META DESCRIPTION</text:p>
      <text:p text:style-name="P1">W BE8RA2 EL HEADS W BODY TAGS (GOOGLE PANDA AND GOOGLE PENGIUN)</text:p>
      <text:p text:style-name="P1"/>
      <text:p text:style-name="P1">DOCTYPE</text:p>
      <text:p text:style-name="P1">BTE7KE Lal browser sho ra7 ye8ra2 which is html</text:p>
      <text:p text:style-name="P1"/>
      <text:p text:style-name="P1">href=”domain/path”</text:p>
      <text:p text:style-name="P1">href=”path”</text:p>
      <text:p text:style-name="P1">directory path jowwa</text:p>
      <text:p text:style-name="P1"/>
      <text:p text:style-name="P2">web broswer base ta3o el domain ma mne2dar nerja3 wara</text:p>
      <text:p text:style-name="P2">el root folder howwa folder el html</text:p>
      <text:p text:style-name="P2">ay eshe mne6lobo lazem ykoon jowwa had el folder</text:p>
      <text:p text:style-name="P2">ay execution beddi a3mal call la eshe ba3deen lazem ykoon kol eshe jowwa had el folder </text:p>
      <text:p text:style-name="P2"/>
      <text:p text:style-name="P2">character set yalle beddo ye8ra2 feeha</text:p>
      <text:p text:style-name="P2">converter lal characters </text:p>
      <text:p text:style-name="P2">characters bl English + binary numbers</text:p>
      <text:p text:style-name="P2">bten7a6 3a map table via UTFA heyye bte3mal el conversion </text:p>
      <text:p text:style-name="P4">http://htmlreference.io/base/</text:p>
      <text:p text:style-name="P3">view port : device width </text:p>
      <text:p text:style-name="P3"/>
      <text:p text:style-name="P4">script call la javascript file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09:21:14.517647184</meta:creation-date>
    <dc:date>2017-09-14T11:22:28.616281851</dc:date>
    <meta:editing-duration>P1DT1H13M53S</meta:editing-duration>
    <meta:editing-cycles>1</meta:editing-cycles>
    <meta:document-statistic meta:table-count="0" meta:image-count="0" meta:object-count="0" meta:page-count="1" meta:paragraph-count="29" meta:word-count="164" meta:character-count="1000" meta:non-whitespace-character-count="859"/>
    <meta:generator>LibreOffice/5.1.6.2$Linux_X86_64 LibreOffice_project/10m0$Build-2</meta:generator>
  </office:meta>
</office:document-meta>
</file>